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951" officeooo:paragraph-rsid="000cf951"/>
    </style:style>
    <style:style style:name="P2" style:family="paragraph" style:parent-style-name="Preformatted_20_Text">
      <style:text-properties officeooo:rsid="000cf951" officeooo:paragraph-rsid="001ed2c1"/>
    </style:style>
    <style:style style:name="P3" style:family="paragraph" style:parent-style-name="Preformatted_20_Text">
      <style:text-properties officeooo:rsid="000cf951" officeooo:paragraph-rsid="0077c63f"/>
    </style:style>
    <style:style style:name="P4" style:family="paragraph" style:parent-style-name="Preformatted_20_Text">
      <style:text-properties officeooo:rsid="000cf951" officeooo:paragraph-rsid="007fde7e"/>
    </style:style>
    <style:style style:name="P5" style:family="paragraph" style:parent-style-name="Preformatted_20_Text">
      <style:text-properties officeooo:rsid="000cf951" officeooo:paragraph-rsid="00200d08"/>
    </style:style>
    <style:style style:name="P6" style:family="paragraph" style:parent-style-name="Preformatted_20_Text">
      <style:text-properties officeooo:rsid="000cf951" officeooo:paragraph-rsid="00967887"/>
    </style:style>
    <style:style style:name="P7" style:family="paragraph" style:parent-style-name="Preformatted_20_Text">
      <style:text-properties officeooo:rsid="000cf951" officeooo:paragraph-rsid="008503f0"/>
    </style:style>
    <style:style style:name="P8" style:family="paragraph" style:parent-style-name="Preformatted_20_Text">
      <style:text-properties officeooo:rsid="000cf951" officeooo:paragraph-rsid="0097b2f2"/>
    </style:style>
    <style:style style:name="P9" style:family="paragraph" style:parent-style-name="Preformatted_20_Text">
      <style:text-properties officeooo:rsid="000cf951" officeooo:paragraph-rsid="0098b879"/>
    </style:style>
    <style:style style:name="P10" style:family="paragraph" style:parent-style-name="Preformatted_20_Text">
      <style:text-properties officeooo:rsid="000cf951" officeooo:paragraph-rsid="009d4633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0234616" fo:background-color="#ffffff" style:font-name-asian="arial" style:font-size-asian="9pt" style:font-style-asian="normal" style:font-weight-asian="normal" loext:padding="0cm" loext:border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028c547" fo:background-color="#ffffff" style:font-name-asian="arial" style:font-size-asian="10pt" style:font-style-asian="normal" style:font-weight-asian="normal" style:font-weight-complex="bold" style:text-emphasize="none" loext:padding="0cm" loext:border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08503f0" fo:background-color="#ffffff" style:font-name-asian="arial" style:font-size-asian="9pt" style:font-style-asian="normal" style:font-weight-asian="normal" style:text-emphasize="none" loext:padding="0cm" loext:border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0967887" fo:background-color="#ffffff" style:font-name-asian="arial" style:font-size-asian="9pt" style:font-style-asian="normal" style:font-weight-asian="normal" style:text-emphasize="none" loext:padding="0cm" loext:border="none"/>
    </style:style>
    <style:style style:name="P15" style:family="paragraph" style:parent-style-name="Preformatted_20_Text">
      <style:text-properties fo:color="#000000" officeooo:rsid="001447a3" officeooo:paragraph-rsid="00200d08"/>
    </style:style>
    <style:style style:name="P16" style:family="paragraph" style:parent-style-name="Preformatted_20_Text">
      <style:text-properties fo:color="#000000" officeooo:rsid="001447a3" officeooo:paragraph-rsid="007a33af"/>
    </style:style>
    <style:style style:name="P17" style:family="paragraph" style:parent-style-name="Preformatted_20_Text">
      <style:text-properties fo:color="#000000" officeooo:rsid="001447a3" officeooo:paragraph-rsid="0090da1e"/>
    </style:style>
    <style:style style:name="P18" style:family="paragraph" style:parent-style-name="Preformatted_20_Text">
      <style:text-properties fo:color="#000000" officeooo:rsid="001447a3" officeooo:paragraph-rsid="00921052"/>
    </style:style>
    <style:style style:name="P19" style:family="paragraph" style:parent-style-name="Preformatted_20_Text">
      <style:text-properties fo:color="#000000" officeooo:rsid="001447a3" officeooo:paragraph-rsid="0094b577"/>
    </style:style>
    <style:style style:name="P20" style:family="paragraph" style:parent-style-name="Preformatted_20_Text">
      <style:text-properties fo:color="#000000" officeooo:rsid="001447a3" officeooo:paragraph-rsid="0097b2f2"/>
    </style:style>
    <style:style style:name="P21" style:family="paragraph" style:parent-style-name="Preformatted_20_Text">
      <style:text-properties fo:color="#000000" officeooo:rsid="001447a3" officeooo:paragraph-rsid="0098b879"/>
    </style:style>
    <style:style style:name="P22" style:family="paragraph" style:parent-style-name="Preformatted_20_Text">
      <style:text-properties fo:color="#000000" officeooo:rsid="001447a3" officeooo:paragraph-rsid="009a8c25"/>
    </style:style>
    <style:style style:name="P23" style:family="paragraph" style:parent-style-name="Preformatted_20_Text">
      <style:text-properties fo:color="#000000" officeooo:rsid="001447a3" officeooo:paragraph-rsid="009d4633"/>
    </style:style>
    <style:style style:name="P24" style:family="paragraph" style:parent-style-name="Preformatted_20_Text">
      <style:text-properties fo:color="#000000" officeooo:rsid="001447a3" officeooo:paragraph-rsid="00a49e31"/>
    </style:style>
    <style:style style:name="P25" style:family="paragraph" style:parent-style-name="Preformatted_20_Text">
      <style:text-properties fo:color="#000000" officeooo:rsid="001447a3" officeooo:paragraph-rsid="00921052" style:font-size-asian="9pt" loext:padding="0cm" loext:border="none"/>
    </style:style>
    <style:style style:name="P26" style:family="paragraph" style:parent-style-name="Preformatted_20_Text">
      <style:text-properties fo:color="#000000" officeooo:rsid="001447a3" officeooo:paragraph-rsid="0094b577" style:font-size-asian="9pt" loext:padding="0cm" loext:border="none"/>
    </style:style>
    <style:style style:name="P27" style:family="paragraph" style:parent-style-name="Preformatted_20_Text">
      <style:text-properties fo:color="#000000" officeooo:rsid="001447a3" officeooo:paragraph-rsid="0097b2f2" style:font-size-asian="9pt" loext:padding="0cm" loext:border="none"/>
    </style:style>
    <style:style style:name="P28" style:family="paragraph" style:parent-style-name="Preformatted_20_Text">
      <style:text-properties fo:color="#000000" officeooo:paragraph-rsid="00921052" fo:background-color="#ffffff"/>
    </style:style>
    <style:style style:name="P29" style:family="paragraph" style:parent-style-name="Preformatted_20_Text">
      <style:text-properties fo:color="#000000" officeooo:paragraph-rsid="0094b577" fo:background-color="#ffffff"/>
    </style:style>
    <style:style style:name="P30" style:family="paragraph" style:parent-style-name="Preformatted_20_Text">
      <style:text-properties fo:color="#000000" officeooo:paragraph-rsid="0097b2f2" fo:background-color="#ffffff"/>
    </style:style>
    <style:style style:name="P31" style:family="paragraph" style:parent-style-name="Preformatted_20_Text">
      <style:text-properties officeooo:paragraph-rsid="00200d08"/>
    </style:style>
    <style:style style:name="P32" style:family="paragraph" style:parent-style-name="Preformatted_20_Text">
      <style:text-properties officeooo:paragraph-rsid="0090da1e"/>
    </style:style>
    <style:style style:name="P33" style:family="paragraph" style:parent-style-name="Preformatted_20_Text">
      <style:text-properties officeooo:paragraph-rsid="00921052"/>
    </style:style>
    <style:style style:name="P34" style:family="paragraph" style:parent-style-name="Preformatted_20_Text">
      <style:text-properties officeooo:paragraph-rsid="0094b577"/>
    </style:style>
    <style:style style:name="P35" style:family="paragraph" style:parent-style-name="Preformatted_20_Text">
      <style:text-properties officeooo:paragraph-rsid="0097b2f2"/>
    </style:style>
    <style:style style:name="P36" style:family="paragraph" style:parent-style-name="Preformatted_20_Text">
      <style:text-properties officeooo:paragraph-rsid="0098b879"/>
    </style:style>
    <style:style style:name="P37" style:family="paragraph" style:parent-style-name="Preformatted_20_Text">
      <style:text-properties officeooo:paragraph-rsid="009a8c25"/>
    </style:style>
    <style:style style:name="P38" style:family="paragraph" style:parent-style-name="Preformatted_20_Text">
      <style:text-properties officeooo:paragraph-rsid="009d4633"/>
    </style:style>
    <style:style style:name="P39" style:family="paragraph" style:parent-style-name="Standard">
      <style:text-properties officeooo:rsid="000cf951" officeooo:paragraph-rsid="00411102"/>
    </style:style>
    <style:style style:name="P40" style:family="paragraph" style:parent-style-name="Standard">
      <style:text-properties officeooo:rsid="000cf951" officeooo:paragraph-rsid="00967887"/>
    </style:style>
    <style:style style:name="P41" style:family="paragraph" style:parent-style-name="Standard">
      <style:text-properties officeooo:rsid="000cf951" officeooo:paragraph-rsid="009a8c25"/>
    </style:style>
    <style:style style:name="P42" style:family="paragraph" style:parent-style-name="Standard">
      <style:text-properties officeooo:rsid="000cf951" officeooo:paragraph-rsid="009d4633"/>
    </style:style>
    <style:style style:name="P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0cf951" officeooo:paragraph-rsid="00411102" fo:background-color="#ffffff" style:font-name-asian="arial" style:font-size-asian="9pt" style:font-style-asian="normal" style:font-weight-asian="normal" style:text-emphasize="none" loext:padding="0cm" loext:border="none"/>
    </style:style>
    <style:style style:name="P44" style:family="paragraph" style:parent-style-name="Standard">
      <style:text-properties officeooo:paragraph-rsid="00921052"/>
    </style:style>
    <style:style style:name="P45" style:family="paragraph" style:parent-style-name="Standard">
      <style:text-properties officeooo:paragraph-rsid="0094b577"/>
    </style:style>
    <style:style style:name="P46" style:family="paragraph" style:parent-style-name="Standard">
      <style:text-properties officeooo:paragraph-rsid="0097b2f2"/>
    </style:style>
    <style:style style:name="P47" style:family="paragraph" style:parent-style-name="Preformatted_20_Text">
      <style:text-properties fo:color="#000000" officeooo:rsid="001447a3" officeooo:paragraph-rsid="00ad29b6"/>
    </style:style>
    <style:style style:name="P48" style:family="paragraph" style:parent-style-name="Preformatted_20_Text">
      <style:text-properties fo:color="#000000" officeooo:rsid="001447a3" officeooo:paragraph-rsid="00b56bae"/>
    </style:style>
    <style:style style:name="P49" style:family="paragraph" style:parent-style-name="Preformatted_20_Text">
      <style:text-properties fo:color="#000000" officeooo:rsid="001447a3" officeooo:paragraph-rsid="0098b879"/>
    </style:style>
    <style:style style:name="P50" style:family="paragraph" style:parent-style-name="Preformatted_20_Text">
      <style:text-properties fo:color="#000000" officeooo:rsid="001447a3" officeooo:paragraph-rsid="00c2f591"/>
    </style:style>
    <style:style style:name="P51" style:family="paragraph" style:parent-style-name="Preformatted_20_Text">
      <style:text-properties fo:color="#000000" officeooo:rsid="001447a3" officeooo:paragraph-rsid="00c4c230"/>
    </style:style>
    <style:style style:name="P52" style:family="paragraph" style:parent-style-name="Preformatted_20_Text">
      <style:text-properties fo:color="#000000" officeooo:rsid="001447a3" officeooo:paragraph-rsid="00c851c0"/>
    </style:style>
    <style:style style:name="P53" style:family="paragraph" style:parent-style-name="Preformatted_20_Text">
      <style:text-properties fo:color="#000000" officeooo:rsid="001447a3" officeooo:paragraph-rsid="00c8ecb8"/>
    </style:style>
    <style:style style:name="P54" style:family="paragraph" style:parent-style-name="Preformatted_20_Text">
      <style:text-properties officeooo:rsid="000cf951" officeooo:paragraph-rsid="000cf951"/>
    </style:style>
    <style:style style:name="P55" style:family="paragraph" style:parent-style-name="Preformatted_20_Text">
      <style:text-properties officeooo:rsid="000cf951" officeooo:paragraph-rsid="00b56bae"/>
    </style:style>
    <style:style style:name="P56" style:family="paragraph" style:parent-style-name="Preformatted_20_Text">
      <style:text-properties officeooo:rsid="000cf951" officeooo:paragraph-rsid="00c8ecb8"/>
    </style:style>
    <style:style style:name="P57" style:family="paragraph" style:parent-style-name="Preformatted_20_Text">
      <style:text-properties officeooo:paragraph-rsid="00b56bae"/>
    </style:style>
    <style:style style:name="P58" style:family="paragraph" style:parent-style-name="Standard">
      <style:text-properties fo:color="#000000" officeooo:rsid="001447a3" officeooo:paragraph-rsid="009d4633"/>
    </style:style>
    <style:style style:name="P59" style:family="paragraph" style:parent-style-name="Standard">
      <style:text-properties officeooo:rsid="000cf951" officeooo:paragraph-rsid="00b56bae"/>
    </style:style>
    <style:style style:name="T1" style:family="text">
      <style:text-properties fo:color="#000000" officeooo:rsid="001447a3"/>
    </style:style>
    <style:style style:name="T2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140777e" style:font-size-asian="9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1447a3" style:font-size-asian="9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921052" style:font-size-asian="9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94b577" style:font-size-asian="9pt" style:font-style-asian="normal" style:font-weight-asian="normal" style:text-emphasize="none"/>
    </style:style>
    <style:style style:name="T6" style:family="text">
      <style:text-properties fo:color="#000000" officeooo:rsid="0077c63f"/>
    </style:style>
    <style:style style:name="T7" style:family="text">
      <style:text-properties fo:color="#000000" officeooo:rsid="00812d81"/>
    </style:style>
    <style:style style:name="T8" style:family="text">
      <style:text-properties fo:color="#000000" officeooo:rsid="0083cd38"/>
    </style:style>
    <style:style style:name="T9" style:family="text">
      <style:text-properties fo:color="#000000" officeooo:rsid="00200d08"/>
    </style:style>
    <style:style style:name="T10" style:family="text">
      <style:text-properties fo:color="#000000" officeooo:rsid="0140777e"/>
    </style:style>
    <style:style style:name="T11" style:family="text">
      <style:text-properties fo:color="#000000" officeooo:rsid="018422ac"/>
    </style:style>
    <style:style style:name="T12" style:family="text">
      <style:text-properties fo:color="#000000" officeooo:rsid="001447a3" fo:background-color="#ffffff" loext:char-shading-value="0"/>
    </style:style>
    <style:style style:name="T13" style:family="text">
      <style:text-properties fo:color="#000000" officeooo:rsid="01977440" fo:background-color="#ffffff" loext:char-shading-value="0"/>
    </style:style>
    <style:style style:name="T14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style:font-name-asian="arial" style:font-style-asian="normal" style:font-weight-asian="normal"/>
    </style:style>
    <style:style style:name="T16" style:family="text">
      <style:text-properties fo:font-variant="normal" fo:text-transform="none" fo:letter-spacing="normal" officeooo:rsid="018422ac" style:font-name-asian="arial" style:font-style-asian="normal" style:font-weight-asian="normal"/>
    </style:style>
    <style:style style:name="T17" style:family="text">
      <style:text-properties fo:font-variant="normal" fo:text-transform="none" fo:letter-spacing="normal" officeooo:rsid="033250eb" style:font-name-asian="arial" style:font-style-asian="normal" style:font-weight-asian="normal"/>
    </style:style>
    <style:style style:name="T18" style:family="text">
      <style:text-properties fo:font-variant="normal" fo:text-transform="none" fo:letter-spacing="normal" officeooo:rsid="00200d08" style:font-name-asian="arial" style:font-style-asian="normal" style:font-weight-asian="normal"/>
    </style:style>
    <style:style style:name="T19" style:family="text">
      <style:text-properties fo:font-variant="normal" fo:text-transform="none" fo:letter-spacing="normal" fo:background-color="#ffffff" loext:char-shading-value="0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151fe3f" fo:background-color="#ffffff" loext:char-shading-value="0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0200d08" fo:background-color="#ffffff" loext:char-shading-value="0" style:font-name-asian="arial" style:font-style-asian="normal" style:font-weight-asian="normal"/>
    </style:style>
    <style:style style:name="T22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0921052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color="#0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000000" fo:letter-spacing="normal" officeooo:rsid="001447a3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color="#000000" fo:letter-spacing="normal" officeooo:rsid="01977440" fo:background-color="#ffffff" loext:char-shading-value="0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000000" fo:letter-spacing="normal" officeooo:rsid="00200d08" fo:background-color="#ffffff" loext:char-shading-value="0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color="#000000" fo:letter-spacing="normal" officeooo:rsid="0190333a" fo:background-color="#ffffff" loext:char-shading-value="0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000000" fo:letter-spacing="normal" officeooo:rsid="0098b879" fo:background-color="#ffffff" loext:char-shading-value="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000000" fo:letter-spacing="normal" officeooo:rsid="018422ac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color="#000000" fo:letter-spacing="normal" officeooo:rsid="00200d08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color="#000000" fo:letter-spacing="normal" officeooo:rsid="02a496a5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6af4a6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77c63f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3372872" style:font-name-asian="arial" style:font-size-asian="9pt" style:font-style-asian="normal" style:font-weight-asian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style:font-name-asian="arial" style:font-size-asian="9pt" style:font-style-asian="normal" style:font-weight-asian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77c63f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fo:background-color="#ffffff" loext:char-shading-value="0" style:font-name-asian="arial" style:font-size-asian="9pt" style:font-style-asian="normal" style:font-weight-asian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fo:background-color="#ffffff" loext:char-shading-value="0" style:font-name-asian="arial" style:font-size-asian="10pt" style:font-style-asian="normal" style:font-weight-asian="normal" style:text-emphasize="none" loext:padding="0cm" loext:border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200d08" fo:background-color="#ffffff" loext:char-shading-value="0" style:font-name-asian="arial" style:font-size-asian="10pt" style:font-style-asian="normal" style:font-weight-asian="normal" style:text-emphasize="none" loext:padding="0cm" loext:border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text-emphasize="none" loext:padding="0cm" loext:border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2a496a5" style:font-name-asian="arial" style:font-size-asian="9pt" style:font-style-asian="normal" style:font-weight-asian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21052" style:font-name-asian="arial" style:font-size-asian="9pt" style:font-style-asian="normal" style:font-weight-asian="normal" style:text-emphasize="none" loext:padding="0cm" loext:border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style:font-name-asian="arial" style:font-size-asian="9pt" style:font-style-asian="normal" style:font-weight-asian="normal" style:text-emphasize="none" loext:padding="0cm" loext:border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style:font-name-asian="arial" style:font-style-asian="normal" style:font-weight-asian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2a496a5" style:font-name-asian="arial" style:font-style-asian="normal" style:font-weight-asian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style:font-name-asian="arial" style:font-style-asian="normal" style:font-weight-asian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tyle-asian="normal" style:font-weight-asian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2a496a5" fo:background-color="#ffffff" loext:char-shading-value="0" style:font-name-asian="arial" style:font-style-asian="normal" style:font-weight-asian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151fe3f" fo:background-color="#ffffff" loext:char-shading-value="0" style:font-name-asian="arial" style:font-style-asian="normal" style:font-weight-asian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21052" fo:background-color="#ffffff" loext:char-shading-value="0" style:font-name-asian="arial" style:font-style-asian="normal" style:font-weight-asian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fo:background-color="#ffffff" loext:char-shading-value="0" style:font-name-asian="arial" style:font-style-asian="normal" style:font-weight-asian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94b577" fo:background-color="#ffffff" loext:char-shading-value="0" style:font-name-asian="arial" style:font-size-asian="9pt" style:font-style-asian="normal" style:font-weight-asian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190333a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921052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5" style:family="text">
      <style:text-properties officeooo:rsid="001447a3"/>
    </style:style>
    <style:style style:name="T66" style:family="text">
      <style:text-properties officeooo:rsid="0190333a"/>
    </style:style>
    <style:style style:name="T67" style:family="text">
      <style:text-properties officeooo:rsid="00200d08"/>
    </style:style>
    <style:style style:name="T68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9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1447a3" style:font-size-asian="9pt" style:font-style-asian="normal" style:font-weight-asian="normal" style:text-emphasize="none"/>
    </style:style>
    <style:style style:name="T70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94b577" style:font-size-asian="9pt" style:font-style-asian="normal" style:font-weight-asian="normal" style:text-emphasize="none"/>
    </style:style>
    <style:style style:name="T71" style:family="text">
      <style:text-properties officeooo:rsid="006af4a6"/>
    </style:style>
    <style:style style:name="T72" style:family="text">
      <style:text-properties officeooo:rsid="0083cd38"/>
    </style:style>
    <style:style style:name="T73" style:family="text">
      <style:text-properties officeooo:rsid="0077c63f"/>
    </style:style>
    <style:style style:name="T74" style:family="text">
      <style:text-properties officeooo:rsid="0098b879"/>
    </style:style>
    <style:style style:name="T75" style:family="text">
      <style:text-properties officeooo:rsid="009a8c25"/>
    </style:style>
    <style:style style:name="T76" style:family="text">
      <style:text-properties officeooo:rsid="009d4633"/>
    </style:style>
    <style:style style:name="T77" style:family="text">
      <style:text-properties officeooo:rsid="00aa73a3"/>
    </style:style>
    <style:style style:name="T78" style:family="text">
      <style:text-properties fo:background-color="#ffff00" loext:char-shading-value="0"/>
    </style:style>
    <style:style style:name="T79" style:family="text">
      <style:text-properties officeooo:rsid="0098b879" fo:background-color="#ffff00" loext:char-shading-value="0"/>
    </style:style>
    <style:style style:name="T80" style:family="text">
      <style:text-properties officeooo:rsid="0098b879" fo:background-color="#ffff00" loext:char-shading-value="0"/>
    </style:style>
    <style:style style:name="T81" style:family="text">
      <style:text-properties officeooo:rsid="009d4633" fo:background-color="#ffff00" loext:char-shading-value="0"/>
    </style:style>
    <style:style style:name="T82" style:family="text">
      <style:text-properties officeooo:rsid="009d4633" fo:background-color="#ffff00" loext:char-shading-value="0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0b56bae"/>
    </style:style>
    <style:style style:name="T85" style:family="text">
      <style:text-properties officeooo:rsid="00bf19c6"/>
    </style:style>
    <style:style style:name="T86" style:family="text">
      <style:text-properties officeooo:rsid="00c8ec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蔡文贤</text:p>
      <text:p text:style-name="P1"/>
      <text:p text:style-name="P1">模块名:社保缴费</text:p>
      <text:p text:style-name="P2"><text:tab/>导航下拉名_1:社保缴费</text:p>
      <text:p text:style-name="P3"><text:tab/><text:tab/>导航名_1:社保缴费</text:p>
      <text:p text:style-name="P1"><text:tab/><text:tab/><text:tab/>功能名称_1:列表 功能类型:网格</text:p>
      <text:p text:style-name="P5"><text:tab/><text:tab/><text:tab/><text:tab/><text:span text:style-name="T1">字段名称_1:</text:span><text:span text:style-name="T6">税费所属时期</text:span></text:p>
      <text:p text:style-name="P15"><text:tab/><text:tab/><text:tab/><text:tab/>字段名称_2:纳税人名称</text:p>
      <text:p text:style-name="P15"><text:tab/><text:tab/><text:tab/><text:tab/>字段名称_3:单位社保号</text:p>
      <text:p text:style-name="P15"><text:tab/><text:tab/><text:tab/><text:tab/>字段名称_<text:span text:style-name="T67">4</text:span>:姓名</text:p>
      <text:p text:style-name="P15"><text:tab/><text:tab/><text:tab/><text:tab/>字段名称_<text:span text:style-name="T67">5</text:span>:身份证明号码</text:p>
      <text:p text:style-name="P15"><text:tab/><text:tab/><text:tab/><text:tab/>字段名称_<text:span text:style-name="T67">6</text:span>:证件名称</text:p>
      <text:p text:style-name="P15"><text:tab/><text:tab/><text:tab/><text:tab/>字段名称_<text:span text:style-name="T67">7</text:span>:个人社保号</text:p>
      <text:p text:style-name="P31"><text:span text:style-name="T1"><text:tab/><text:tab/><text:tab/><text:tab/>字段名称_</text:span><text:span text:style-name="T9">8</text:span><text:span text:style-name="T1">:基本养老保险/</text:span><text:span text:style-name="T68">计费工资</text:span></text:p>
      <text:p text:style-name="P32"><text:span text:style-name="T1"><text:tab/><text:tab/><text:tab/><text:tab/>字段名称_</text:span><text:span text:style-name="T9">9</text:span><text:span text:style-name="T1">:基本养老保险/</text:span><text:span text:style-name="T68">单位</text:span></text:p>
      <text:p text:style-name="P17"><text:tab/><text:tab/><text:tab/><text:tab/>字段名称_1<text:span text:style-name="T67">0</text:span>:基本养老保险/个人</text:p>
      <text:p text:style-name="P32"><text:span text:style-name="T1"><text:tab/><text:tab/><text:tab/><text:tab/>字段名称_</text:span><text:span text:style-name="T10">11:</text:span><text:span text:style-name="T68">工伤保险</text:span><text:span text:style-name="T1">/</text:span><text:span text:style-name="T2">计费工资</text:span></text:p>
      <text:p text:style-name="P32"><text:span text:style-name="T1"><text:tab/><text:tab/><text:tab/><text:tab/>字段名称_</text:span><text:span text:style-name="T11">12</text:span><text:span text:style-name="T1">:</text:span><text:span text:style-name="T68">工伤保险</text:span><text:span text:style-name="T1">/</text:span><text:span text:style-name="T3">单位</text:span></text:p>
      <text:p text:style-name="P32"><text:span text:style-name="T1"><text:tab/><text:tab/><text:tab/><text:tab/>字段名称_</text:span><text:span text:style-name="T11">13</text:span><text:span text:style-name="T1">:</text:span><text:span text:style-name="T68">工伤保险</text:span><text:span text:style-name="T1">/</text:span><text:span text:style-name="T3">个人</text:span></text:p>
      <text:p text:style-name="P33"><text:span text:style-name="T1"><text:tab/><text:tab/><text:tab/><text:tab/>字段名称_</text:span><text:span text:style-name="T11">14</text:span><text:span text:style-name="T1">:</text:span><text:span text:style-name="T68">失业保险</text:span><text:span text:style-name="T1">/</text:span><text:span text:style-name="T3">计费工资</text:span></text:p>
      <text:p text:style-name="P33"><text:span text:style-name="T1"><text:tab/><text:tab/><text:tab/><text:tab/>字段名称_</text:span><text:span text:style-name="T11">15</text:span><text:span text:style-name="T1">:</text:span><text:span text:style-name="T68">失业保险</text:span><text:span text:style-name="T3">/单位</text:span></text:p>
      <text:p text:style-name="P33"><text:span text:style-name="T1"><text:tab/><text:tab/><text:tab/><text:tab/>字段名称_</text:span><text:span text:style-name="T11">16</text:span><text:span text:style-name="T1">:</text:span><text:span text:style-name="T68">失业保险</text:span><text:span text:style-name="T1">/</text:span><text:span text:style-name="T4">个人</text:span></text:p>
      <text:p text:style-name="P33"><text:span text:style-name="T30"><text:tab/><text:tab/><text:tab/><text:tab/>字段名称_</text:span><text:span text:style-name="T31">1</text:span><text:span text:style-name="T32">7</text:span><text:span text:style-name="T33">:</text:span><text:span text:style-name="T51">职</text:span><text:span text:style-name="T68">工社会医疗保险</text:span><text:span text:style-name="T30">/</text:span><text:span text:style-name="T38">计费工资</text:span></text:p>
      <text:p text:style-name="P25"><text:span text:style-name="T15"><text:tab/><text:tab/><text:tab/><text:tab/>字段名称_</text:span><text:span text:style-name="T16">1</text:span><text:span text:style-name="T18">8</text:span><text:span text:style-name="T15">:</text:span><text:span text:style-name="T55">职</text:span><text:span text:style-name="T54">工社会医疗保险</text:span><text:span text:style-name="T15">/</text:span><text:span text:style-name="T54">单位</text:span></text:p>
      <text:p text:style-name="P25"><text:span text:style-name="T17"><text:tab/><text:tab/><text:tab/><text:tab/></text:span><text:span text:style-name="T19">字段名称_</text:span><text:span text:style-name="T21">19</text:span><text:span text:style-name="T20">:</text:span><text:span text:style-name="T58">职</text:span><text:span text:style-name="T59">工社会医疗保险</text:span><text:span text:style-name="T19">/</text:span><text:span text:style-name="T60">个人</text:span></text:p>
      <text:p text:style-name="P44"><text:span text:style-name="T12"><text:tab/><text:tab/><text:tab/><text:tab/>字段名称_20:</text:span><text:span text:style-name="T50">职</text:span><text:span text:style-name="T68">工重大疾病医疗补助</text:span><text:span text:style-name="T25">/</text:span><text:span text:style-name="T41">计费工资</text:span></text:p>
      <text:p text:style-name="P28"><text:span text:style-name="T65"><text:tab/><text:tab/><text:tab/><text:tab/>字段名称_21:</text:span><text:span text:style-name="T50">职</text:span><text:span text:style-name="T69">工重大疾病医疗补助</text:span><text:span text:style-name="T14">/</text:span><text:span text:style-name="T50">单位</text:span></text:p>
      <text:p text:style-name="P28"><text:span text:style-name="T65"><text:tab/><text:tab/><text:tab/><text:tab/>字段名称_22:</text:span><text:span text:style-name="T50">职</text:span><text:span text:style-name="T49">工重大疾病医疗补助 /</text:span><text:span text:style-name="T52">个人</text:span></text:p>
      <text:p text:style-name="P33"><text:span text:style-name="T12"><text:tab/><text:tab/><text:tab/><text:tab/>字段名称_23:</text:span><text:span text:style-name="T49">生</text:span><text:span text:style-name="T68">育保险</text:span><text:span text:style-name="T24">/</text:span><text:span text:style-name="T42">计费工资</text:span></text:p>
      <text:p text:style-name="P33"><text:span text:style-name="T12"><text:tab/><text:tab/><text:tab/><text:tab/>字段名称_</text:span><text:span text:style-name="T13">24</text:span><text:span text:style-name="T12">:</text:span><text:span text:style-name="T68">生育保险</text:span><text:span text:style-name="T12">/</text:span><text:span text:style-name="T43">单位</text:span><text:bookmark-start text:name="__DdeLink__2992_14390727441"/></text:p>
      <text:p text:style-name="P31"><text:span text:style-name="T24"><text:tab/><text:tab/><text:tab/><text:tab/>字段名称_</text:span><text:span text:style-name="T26">2</text:span><text:span text:style-name="T27">5</text:span><text:span text:style-name="T24">:</text:span><text:bookmark-end text:name="__DdeLink__2992_14390727441"/><text:span text:style-name="T48">生</text:span><text:span text:style-name="T68">育保险/个人</text:span></text:p>
      <text:p text:style-name="P31"><text:span text:style-name="T24"><text:tab/><text:tab/><text:tab/><text:tab/>字段名称_</text:span><text:span text:style-name="T28">2</text:span><text:span text:style-name="T27">6</text:span><text:span text:style-name="T24">:</text:span><text:span text:style-name="T48">单</text:span><text:span text:style-name="T68">位合计</text:span></text:p>
      <text:p text:style-name="P15"><text:tab/><text:tab/><text:tab/><text:tab/>字段名称_<text:span text:style-name="T66">27</text:span>:<text:span text:style-name="T22">个人合计</text:span></text:p>
      <text:p text:style-name="P15"><text:tab/><text:tab/><text:tab/><text:tab/>字段名称_<text:span text:style-name="T66">28</text:span>:<text:span text:style-name="T23">应缴金额</text:span></text:p>
      <text:p text:style-name="P15"><text:tab/><text:tab/><text:tab/><text:tab/>字段名称_<text:span text:style-name="T67">29</text:span>:部门</text:p>
      <text:p text:style-name="P15"><text:tab/><text:tab/><text:tab/></text:p>
      <text:p text:style-name="P1"><text:tab/><text:tab/><text:tab/>功能名称_2:添加 功能类型:添加</text:p>
      <text:p text:style-name="P16"><text:tab/><text:tab/><text:tab/><text:tab/></text:p>
      <text:p text:style-name="P18"><text:tab/><text:tab/><text:tab/><text:tab/>字段名称_1:<text:span text:style-name="T73">税费所属时期<text:tab/><text:tab/></text:span>标签类型：文本框 必填</text:p>
      <text:p text:style-name="P18"><text:tab/><text:tab/><text:tab/><text:tab/>字段名称_2:纳税人名称<text:tab/><text:tab/>标签类型：文本框 必填</text:p>
      <text:p text:style-name="P18"><text:tab/><text:tab/><text:tab/><text:tab/>字段名称_3:单位社保号<text:tab/><text:tab/>标签类型：文本框 必填</text:p>
      <text:p text:style-name="P18"><text:tab/><text:tab/><text:tab/><text:tab/>字段名称_<text:span text:style-name="T67">4</text:span>:姓名<text:tab/><text:tab/><text:tab/><text:tab/>标签类型：文本框 必填</text:p>
      <text:p text:style-name="P24"><text:tab/><text:tab/><text:tab/><text:tab/>字段名称_<text:span text:style-name="T67">5</text:span>:身份证明号码<text:tab/><text:tab/>标签类型：文本框 必填</text:p>
      <text:p text:style-name="P18"><text:tab/><text:tab/><text:tab/><text:tab/>字段名称_<text:span text:style-name="T67">6</text:span>:证件名称<text:tab/><text:tab/><text:tab/>标签类型：文本框 必填</text:p>
      <text:p text:style-name="P18"><text:tab/><text:tab/><text:tab/><text:tab/>字段名称_<text:span text:style-name="T67">7</text:span>:个人社保号<text:tab/><text:tab/>标签类型：文本框 必填</text:p>
      <text:p text:style-name="P33"><text:span text:style-name="T1"><text:tab/><text:tab/><text:tab/><text:tab/>字段名称_</text:span><text:span text:style-name="T9">8</text:span><text:span text:style-name="T1">:基本养老保险/</text:span><text:span text:style-name="T68">计费工资<text:tab/><text:tab/></text:span><text:span text:style-name="T3"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9">9</text:span><text:span text:style-name="T1">:基本养老保险/</text:span><text:span text:style-name="T68">单位<text:tab/><text:tab/><text:tab/></text:span><text:span text:style-name="T3">标签类型：</text:span><text:span text:style-name="T5">数字</text:span><text:span text:style-name="T3">框 必填</text:span></text:p>
      <text:p text:style-name="P19"><text:tab/><text:tab/><text:tab/><text:tab/>字段名称_1<text:span text:style-name="T67">0</text:span>:基本养老保险/个人<text:tab/><text:tab/>标签类型：<text:span text:style-name="T70">数字</text:span>框 必填</text:p>
      <text:p text:style-name="P34"><text:span text:style-name="T1"><text:tab/><text:tab/><text:tab/><text:tab/>字段名称_</text:span><text:span text:style-name="T10">11:</text:span><text:span text:style-name="T68">工伤保险</text:span><text:span text:style-name="T1">/</text:span><text:span text:style-name="T2">计费工资<text:tab/><text:tab/><text:tab/></text:span><text:span text:style-name="T3"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2</text:span><text:span text:style-name="T1">:</text:span><text:span text:style-name="T68">工伤保险</text:span><text:span text:style-name="T1">/</text:span><text:span text:style-name="T3">单位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3</text:span><text:span text:style-name="T1">:</text:span><text:span text:style-name="T68">工伤保险</text:span><text:span text:style-name="T1">/</text:span><text:span text:style-name="T3">个人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4</text:span><text:span text:style-name="T1">:</text:span><text:span text:style-name="T68">失业保险</text:span><text:span text:style-name="T1">/</text:span><text:span text:style-name="T3">计费工资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5</text:span><text:span text:style-name="T1">:</text:span><text:span text:style-name="T68">失业保险</text:span><text:span text:style-name="T3">/单位<text:tab/>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6</text:span><text:span text:style-name="T1">:</text:span><text:span text:style-name="T68">失业保险</text:span><text:span text:style-name="T1">/</text:span><text:span text:style-name="T4">个人<text:tab/><text:tab/><text:tab/></text:span><text:span text:style-name="T3">标签类型：</text:span><text:span text:style-name="T5">数字</text:span><text:span text:style-name="T3">框 必填</text:span></text:p>
      <text:p text:style-name="P34"><text:span text:style-name="T30"><text:tab/><text:tab/><text:tab/><text:tab/>字段名称_</text:span><text:span text:style-name="T31">1</text:span><text:span text:style-name="T32">7</text:span><text:span text:style-name="T33">:</text:span><text:span text:style-name="T51">职</text:span><text:span text:style-name="T68">工社会医疗保险</text:span><text:span text:style-name="T30">/</text:span><text:span text:style-name="T38">计费工资<text:tab/></text:span><text:span text:style-name="T39">标签类型：</text:span><text:span text:style-name="T40">数字</text:span><text:span text:style-name="T39">框 必填</text:span></text:p>
      <text:p text:style-name="P26"><text:span text:style-name="T15"><text:tab/><text:tab/><text:tab/><text:tab/>字段名称_</text:span><text:span text:style-name="T16">1</text:span><text:span text:style-name="T18">8</text:span><text:span text:style-name="T15">:</text:span><text:span text:style-name="T55">职</text:span><text:span text:style-name="T54">工社会医疗保险</text:span><text:span text:style-name="T15">/</text:span><text:span text:style-name="T54">单位<text:tab/><text:tab/>标签类型：</text:span><text:span text:style-name="T56">数字</text:span><text:span text:style-name="T54">框 必填</text:span></text:p>
      <text:p text:style-name="P26"><text:span text:style-name="T17"><text:tab/><text:tab/><text:tab/><text:tab/></text:span><text:span text:style-name="T19">字段名称_</text:span><text:span text:style-name="T21">19</text:span><text:span text:style-name="T20">:</text:span><text:span text:style-name="T58">职</text:span><text:span text:style-name="T59">工社会医疗保险</text:span><text:span text:style-name="T19">/</text:span><text:span text:style-name="T60">个人<text:tab/><text:tab/></text:span><text:span text:style-name="T57">标签类型：</text:span><text:span text:style-name="T61">数字</text:span><text:span text:style-name="T57">框 必填</text:span></text:p>
      <text:p text:style-name="P45"><text:span text:style-name="T12"><text:tab/><text:tab/><text:tab/><text:tab/>字段名称_20:</text:span><text:span text:style-name="T50">职</text:span><text:span text:style-name="T68">工重大疾病医疗补助</text:span><text:span text:style-name="T25">/</text:span><text:span text:style-name="T41">计费工资<text:tab/><text:tab/></text:span><text:span text:style-name="T43">标签类型：</text:span><text:span text:style-name="T45">数字</text:span><text:span text:style-name="T43">框 必填</text:span></text:p>
      <text:p text:style-name="P29"><text:soft-page-break/><text:span text:style-name="T65"><text:tab/><text:tab/><text:tab/><text:tab/>字段名称_21:</text:span><text:span text:style-name="T50">职</text:span><text:span text:style-name="T69">工重大疾病医疗补助</text:span><text:span text:style-name="T14">/</text:span><text:span text:style-name="T50">单位<text:tab/><text:tab/>标签类型：</text:span><text:span text:style-name="T53">数字</text:span><text:span text:style-name="T50">框 必填</text:span></text:p>
      <text:p text:style-name="P29"><text:span text:style-name="T65"><text:tab/><text:tab/><text:tab/><text:tab/>字段名称_22:</text:span><text:span text:style-name="T50">职</text:span><text:span text:style-name="T49">工重大疾病医疗补助 /</text:span><text:span text:style-name="T52">个人<text:tab/><text:tab/></text:span><text:span text:style-name="T50">标签类型：</text:span><text:span text:style-name="T53">数字</text:span><text:span text:style-name="T50">框 必填</text:span></text:p>
      <text:p text:style-name="P34"><text:span text:style-name="T12"><text:tab/><text:tab/><text:tab/><text:tab/>字段名称_23:</text:span><text:span text:style-name="T49">生</text:span><text:span text:style-name="T68">育保险</text:span><text:span text:style-name="T24">/</text:span><text:span text:style-name="T42">计费工资<text:tab/><text:tab/>标签类型：</text:span><text:span text:style-name="T44">数字</text:span><text:span text:style-name="T42">框 必填</text:span></text:p>
      <text:p text:style-name="P34"><text:span text:style-name="T12"><text:tab/><text:tab/><text:tab/><text:tab/>字段名称_</text:span><text:span text:style-name="T13">24</text:span><text:span text:style-name="T12">:</text:span><text:span text:style-name="T68">生育保险</text:span><text:span text:style-name="T12">/</text:span><text:span text:style-name="T43">单位<text:tab/><text:tab/>标签类型：</text:span><text:span text:style-name="T45">数字</text:span><text:span text:style-name="T43">框 必填</text:span><text:bookmark-start text:name="__DdeLink__2992_143907274411"/></text:p>
      <text:p text:style-name="P34"><text:span text:style-name="T24"><text:tab/><text:tab/><text:tab/><text:tab/>字段名称_</text:span><text:span text:style-name="T26">2</text:span><text:span text:style-name="T27">5</text:span><text:span text:style-name="T24">:</text:span><text:bookmark-end text:name="__DdeLink__2992_143907274411"/><text:span text:style-name="T48">生</text:span><text:span text:style-name="T68">育保险/个人<text:tab/><text:tab/><text:tab/></text:span><text:span text:style-name="T3">标签类型：</text:span><text:span text:style-name="T5">数字</text:span><text:span text:style-name="T3">框 必填</text:span></text:p>
      <text:p text:style-name="P34"><text:span text:style-name="T24"><text:tab/><text:tab/><text:tab/><text:tab/>字段名称_</text:span><text:span text:style-name="T28">2</text:span><text:span text:style-name="T27">6</text:span><text:span text:style-name="T24">:</text:span><text:span text:style-name="T48">单</text:span><text:span text:style-name="T68">位合计<text:tab/><text:tab/></text:span><text:span text:style-name="T3">标签类型：</text:span><text:span text:style-name="T5">数字</text:span><text:span text:style-name="T3">框 必填</text:span></text:p>
      <text:p text:style-name="P19"><text:tab/><text:tab/><text:tab/><text:tab/>字段名称_<text:span text:style-name="T66">27</text:span>:<text:span text:style-name="T22">个人合计<text:tab/><text:tab/>标签类型：</text:span><text:span text:style-name="T62">数字</text:span><text:span text:style-name="T22">框 必填</text:span></text:p>
      <text:p text:style-name="P19"><text:tab/><text:tab/><text:tab/><text:tab/>字段名称_<text:span text:style-name="T66">28</text:span>:<text:span text:style-name="T23">应缴金额<text:tab/><text:tab/></text:span><text:span text:style-name="T22">标签类型：</text:span><text:span text:style-name="T62">数字</text:span><text:span text:style-name="T22">框 必填</text:span></text:p>
      <text:p text:style-name="P18"><text:span text:style-name="T46"><text:tab/><text:tab/><text:tab/><text:tab/>字段名称_</text:span><text:span text:style-name="T47">29</text:span><text:span text:style-name="T46">:部门<text:tab/><text:tab/>标签类型：下拉框 必填</text:span></text:p>
      <text:p text:style-name="P11"/>
      <text:p text:style-name="P1"><text:tab/><text:tab/><text:tab/>功能名称_3:编辑 功能类型:编辑 </text:p>
      <text:p text:style-name="P4"><text:tab/><text:tab/><text:tab/><text:tab/><text:span text:style-name="T72">(</text:span><text:span text:style-name="T1">有一个隐藏</text:span><text:span text:style-name="T7">id</text:span><text:span text:style-name="T8">)</text:span></text:p>
      <text:p text:style-name="P19"><text:tab/><text:tab/><text:tab/><text:tab/></text:p>
      <text:p text:style-name="P19"><text:tab/><text:tab/><text:tab/><text:tab/>字段名称_1:<text:span text:style-name="T73">税费所属时期<text:tab/><text:tab/></text:span>标签类型：文本框 必填</text:p>
      <text:p text:style-name="P19"><text:tab/><text:tab/><text:tab/><text:tab/>字段名称_2:纳税人名称<text:tab/><text:tab/>标签类型：文本框 必填</text:p>
      <text:p text:style-name="P19"><text:tab/><text:tab/><text:tab/><text:tab/>字段名称_3:单位社保号<text:tab/><text:tab/>标签类型：文本框 必填</text:p>
      <text:p text:style-name="P19"><text:tab/><text:tab/><text:tab/><text:tab/>字段名称_<text:span text:style-name="T67">4</text:span>:姓名<text:tab/><text:tab/><text:tab/><text:tab/>标签类型：文本框 必填</text:p>
      <text:p text:style-name="P24"><text:tab/><text:tab/><text:tab/><text:tab/>字段名称_<text:span text:style-name="T67">5</text:span>:身份证明号码<text:tab/><text:tab/>标签类型：文本框 必填</text:p>
      <text:p text:style-name="P19"><text:tab/><text:tab/><text:tab/><text:tab/>字段名称_<text:span text:style-name="T67">6</text:span>:证件名称<text:tab/><text:tab/><text:tab/>标签类型：文本框 必填</text:p>
      <text:p text:style-name="P19"><text:tab/><text:tab/><text:tab/><text:tab/>字段名称_<text:span text:style-name="T67">7</text:span>:个人社保号<text:tab/><text:tab/>标签类型：文本框 必填</text:p>
      <text:p text:style-name="P34"><text:span text:style-name="T1"><text:tab/><text:tab/><text:tab/><text:tab/>字段名称_</text:span><text:span text:style-name="T9">8</text:span><text:span text:style-name="T1">:基本养老保险/</text:span><text:span text:style-name="T68">计费工资<text:tab/><text:tab/></text:span><text:span text:style-name="T3"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9">9</text:span><text:span text:style-name="T1">:基本养老保险/</text:span><text:span text:style-name="T68">单位<text:tab/><text:tab/><text:tab/></text:span><text:span text:style-name="T3">标签类型：</text:span><text:span text:style-name="T5">数字</text:span><text:span text:style-name="T3">框 必填</text:span></text:p>
      <text:p text:style-name="P19"><text:tab/><text:tab/><text:tab/><text:tab/>字段名称_1<text:span text:style-name="T67">0</text:span>:基本养老保险/个人<text:tab/><text:tab/>标签类型：<text:span text:style-name="T70">数字</text:span>框 必填</text:p>
      <text:p text:style-name="P34"><text:span text:style-name="T1"><text:tab/><text:tab/><text:tab/><text:tab/>字段名称_</text:span><text:span text:style-name="T10">11:</text:span><text:span text:style-name="T68">工伤保险</text:span><text:span text:style-name="T1">/</text:span><text:span text:style-name="T2">计费工资<text:tab/><text:tab/><text:tab/></text:span><text:span text:style-name="T3"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2</text:span><text:span text:style-name="T1">:</text:span><text:span text:style-name="T68">工伤保险</text:span><text:span text:style-name="T1">/</text:span><text:span text:style-name="T3">单位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3</text:span><text:span text:style-name="T1">:</text:span><text:span text:style-name="T68">工伤保险</text:span><text:span text:style-name="T1">/</text:span><text:span text:style-name="T3">个人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4</text:span><text:span text:style-name="T1">:</text:span><text:span text:style-name="T68">失业保险</text:span><text:span text:style-name="T1">/</text:span><text:span text:style-name="T3">计费工资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5</text:span><text:span text:style-name="T1">:</text:span><text:span text:style-name="T68">失业保险</text:span><text:span text:style-name="T3">/单位<text:tab/><text:tab/><text:tab/><text:tab/>标签类型：</text:span><text:span text:style-name="T5">数字</text:span><text:span text:style-name="T3">框 必填</text:span></text:p>
      <text:p text:style-name="P34"><text:span text:style-name="T1"><text:tab/><text:tab/><text:tab/><text:tab/>字段名称_</text:span><text:span text:style-name="T11">16</text:span><text:span text:style-name="T1">:</text:span><text:span text:style-name="T68">失业保险</text:span><text:span text:style-name="T1">/</text:span><text:span text:style-name="T4">个人<text:tab/><text:tab/><text:tab/></text:span><text:span text:style-name="T3">标签类型：</text:span><text:span text:style-name="T5">数字</text:span><text:span text:style-name="T3">框 必填</text:span></text:p>
      <text:p text:style-name="P34"><text:span text:style-name="T30"><text:tab/><text:tab/><text:tab/><text:tab/>字段名称_</text:span><text:span text:style-name="T31">1</text:span><text:span text:style-name="T32">7</text:span><text:span text:style-name="T33">:</text:span><text:span text:style-name="T51">职</text:span><text:span text:style-name="T68">工社会医疗保险</text:span><text:span text:style-name="T30">/</text:span><text:span text:style-name="T38">计费工资<text:tab/></text:span><text:span text:style-name="T39">标签类型：</text:span><text:span text:style-name="T40">数字</text:span><text:span text:style-name="T39">框 必填</text:span></text:p>
      <text:p text:style-name="P26"><text:span text:style-name="T15"><text:tab/><text:tab/><text:tab/><text:tab/>字段名称_</text:span><text:span text:style-name="T16">1</text:span><text:span text:style-name="T18">8</text:span><text:span text:style-name="T15">:</text:span><text:span text:style-name="T55">职</text:span><text:span text:style-name="T54">工社会医疗保险</text:span><text:span text:style-name="T15">/</text:span><text:span text:style-name="T54">单位<text:tab/><text:tab/>标签类型：</text:span><text:span text:style-name="T56">数字</text:span><text:span text:style-name="T54">框 必填</text:span></text:p>
      <text:p text:style-name="P26"><text:span text:style-name="T17"><text:tab/><text:tab/><text:tab/><text:tab/></text:span><text:span text:style-name="T19">字段名称_</text:span><text:span text:style-name="T21">19</text:span><text:span text:style-name="T20">:</text:span><text:span text:style-name="T58">职</text:span><text:span text:style-name="T59">工社会医疗保险</text:span><text:span text:style-name="T19">/</text:span><text:span text:style-name="T60">个人<text:tab/><text:tab/></text:span><text:span text:style-name="T57">标签类型：</text:span><text:span text:style-name="T61">数字</text:span><text:span text:style-name="T57">框 必填</text:span></text:p>
      <text:p text:style-name="P45"><text:span text:style-name="T12"><text:tab/><text:tab/><text:tab/><text:tab/>字段名称_20:</text:span><text:span text:style-name="T50">职</text:span><text:span text:style-name="T68">工重大疾病医疗补助</text:span><text:span text:style-name="T25">/</text:span><text:span text:style-name="T41">计费工资<text:tab/><text:tab/></text:span><text:span text:style-name="T43">标签类型：</text:span><text:span text:style-name="T45">数字</text:span><text:span text:style-name="T43">框 必填</text:span></text:p>
      <text:p text:style-name="P29"><text:span text:style-name="T65"><text:tab/><text:tab/><text:tab/><text:tab/>字段名称_21:</text:span><text:span text:style-name="T50">职</text:span><text:span text:style-name="T69">工重大疾病医疗补助</text:span><text:span text:style-name="T14">/</text:span><text:span text:style-name="T50">单位<text:tab/><text:tab/>标签类型：</text:span><text:span text:style-name="T53">数字</text:span><text:span text:style-name="T50">框 必填</text:span></text:p>
      <text:p text:style-name="P29"><text:span text:style-name="T65"><text:tab/><text:tab/><text:tab/><text:tab/>字段名称_22:</text:span><text:span text:style-name="T50">职</text:span><text:span text:style-name="T49">工重大疾病医疗补助 /</text:span><text:span text:style-name="T52">个人<text:tab/><text:tab/></text:span><text:span text:style-name="T50">标签类型：</text:span><text:span text:style-name="T53">数字</text:span><text:span text:style-name="T50">框 必填</text:span></text:p>
      <text:p text:style-name="P34"><text:span text:style-name="T12"><text:tab/><text:tab/><text:tab/><text:tab/>字段名称_23:</text:span><text:span text:style-name="T49">生</text:span><text:span text:style-name="T68">育保险</text:span><text:span text:style-name="T24">/</text:span><text:span text:style-name="T42">计费工资<text:tab/><text:tab/>标签类型：</text:span><text:span text:style-name="T44">数字</text:span><text:span text:style-name="T42">框 必填</text:span></text:p>
      <text:p text:style-name="P34"><text:span text:style-name="T12"><text:tab/><text:tab/><text:tab/><text:tab/>字段名称_</text:span><text:span text:style-name="T13">24</text:span><text:span text:style-name="T12">:</text:span><text:span text:style-name="T68">生育保险</text:span><text:span text:style-name="T12">/</text:span><text:span text:style-name="T43">单位<text:tab/><text:tab/>标签类型：</text:span><text:span text:style-name="T45">数字</text:span><text:span text:style-name="T43">框 必填</text:span><text:bookmark-start text:name="__DdeLink__2992_1439072744112"/></text:p>
      <text:p text:style-name="P34"><text:span text:style-name="T24"><text:tab/><text:tab/><text:tab/><text:tab/>字段名称_</text:span><text:span text:style-name="T26">2</text:span><text:span text:style-name="T27">5</text:span><text:span text:style-name="T24">:</text:span><text:bookmark-end text:name="__DdeLink__2992_1439072744112"/><text:span text:style-name="T48">生</text:span><text:span text:style-name="T68">育保险/个人<text:tab/><text:tab/><text:tab/></text:span><text:span text:style-name="T3">标签类型：</text:span><text:span text:style-name="T5">数字</text:span><text:span text:style-name="T3">框 必填</text:span></text:p>
      <text:p text:style-name="P34"><text:span text:style-name="T24"><text:tab/><text:tab/><text:tab/><text:tab/>字段名称_</text:span><text:span text:style-name="T28">2</text:span><text:span text:style-name="T27">6</text:span><text:span text:style-name="T24">:</text:span><text:span text:style-name="T48">单</text:span><text:span text:style-name="T68">位合计<text:tab/><text:tab/></text:span><text:span text:style-name="T3">标签类型：</text:span><text:span text:style-name="T5">数字</text:span><text:span text:style-name="T3">框 必填</text:span></text:p>
      <text:p text:style-name="P19"><text:tab/><text:tab/><text:tab/><text:tab/>字段名称_<text:span text:style-name="T66">27</text:span>:<text:span text:style-name="T22">个人合计<text:tab/><text:tab/>标签类型：</text:span><text:span text:style-name="T62">数字</text:span><text:span text:style-name="T22">框 必填</text:span></text:p>
      <text:p text:style-name="P19"><text:tab/><text:tab/><text:tab/><text:tab/>字段名称_<text:span text:style-name="T66">28</text:span>:<text:span text:style-name="T23">应缴金额<text:tab/><text:tab/></text:span><text:span text:style-name="T22">标签类型：</text:span><text:span text:style-name="T62">数字</text:span><text:span text:style-name="T22">框 必填</text:span></text:p>
      <text:p text:style-name="P19"><text:span text:style-name="T46"><text:tab/><text:tab/><text:tab/><text:tab/>字段名称_</text:span><text:span text:style-name="T47">29</text:span><text:span text:style-name="T46">:部门<text:tab/><text:tab/>标签类型：下拉框 必填</text:span></text:p>
      <text:p text:style-name="P1"/>
      <text:p text:style-name="P1"/>
      <text:p text:style-name="P1"><text:tab/><text:tab/><text:tab/>功能名称_<text:span text:style-name="T71">４</text:span>:删除 功能类型:　删除</text:p>
      <text:p text:style-name="P1"/>
      <text:p text:style-name="P7"><text:tab/><text:tab/><text:tab/><text:tab/><text:span text:style-name="T34">温馨提示：确定删除这条数据么？</text:span></text:p>
      <text:p text:style-name="P13"/>
      <text:p text:style-name="P40"><text:tab/><text:tab/><text:tab/>功能名称_５:导入　功能类型:　导入</text:p>
      <text:p text:style-name="P6"/>
      <text:p text:style-name="P8"><text:span text:style-name="T34"><text:tab/><text:tab/><text:tab/><text:tab/>字段名称_1:</text:span><text:span text:style-name="T37">税费所属时期</text:span></text:p>
      <text:p text:style-name="P20"><text:tab/><text:tab/><text:tab/><text:tab/>字段名称_2:纳税人名称</text:p>
      <text:p text:style-name="P20"><text:tab/><text:tab/><text:tab/><text:tab/>字段名称_3:单位社保号</text:p>
      <text:p text:style-name="P20"><text:tab/><text:tab/><text:tab/><text:tab/>字段名称_<text:span text:style-name="T67">4</text:span>:姓名</text:p>
      <text:p text:style-name="P24"><text:tab/><text:tab/><text:tab/><text:tab/>字段名称_<text:span text:style-name="T67">5</text:span>:身份证明号码</text:p>
      <text:p text:style-name="P20"><text:tab/><text:tab/><text:tab/><text:tab/>字段名称_<text:span text:style-name="T67">6</text:span>:证件名称</text:p>
      <text:p text:style-name="P20"><text:soft-page-break/><text:tab/><text:tab/><text:tab/><text:tab/>字段名称_<text:span text:style-name="T67">7</text:span>:个人社保号</text:p>
      <text:p text:style-name="P35"><text:span text:style-name="T1"><text:tab/><text:tab/><text:tab/><text:tab/>字段名称_</text:span><text:span text:style-name="T9">8</text:span><text:span text:style-name="T1">:基本养老保险/</text:span><text:span text:style-name="T68">计费工资</text:span></text:p>
      <text:p text:style-name="P35"><text:span text:style-name="T1"><text:tab/><text:tab/><text:tab/><text:tab/>字段名称_</text:span><text:span text:style-name="T9">9</text:span><text:span text:style-name="T1">:基本养老保险/</text:span><text:span text:style-name="T68">单位</text:span></text:p>
      <text:p text:style-name="P20"><text:tab/><text:tab/><text:tab/><text:tab/>字段名称_1<text:span text:style-name="T67">0</text:span>:基本养老保险/个人</text:p>
      <text:p text:style-name="P35"><text:span text:style-name="T1"><text:tab/><text:tab/><text:tab/><text:tab/>字段名称_</text:span><text:span text:style-name="T10">11:</text:span><text:span text:style-name="T68">工伤保险</text:span><text:span text:style-name="T1">/</text:span><text:span text:style-name="T2">计费工资</text:span></text:p>
      <text:p text:style-name="P35"><text:span text:style-name="T1"><text:tab/><text:tab/><text:tab/><text:tab/>字段名称_</text:span><text:span text:style-name="T11">12</text:span><text:span text:style-name="T1">:</text:span><text:span text:style-name="T68">工伤保险</text:span><text:span text:style-name="T1">/</text:span><text:span text:style-name="T3">单位</text:span></text:p>
      <text:p text:style-name="P35"><text:span text:style-name="T1"><text:tab/><text:tab/><text:tab/><text:tab/>字段名称_</text:span><text:span text:style-name="T11">13</text:span><text:span text:style-name="T1">:</text:span><text:span text:style-name="T68">工伤保险</text:span><text:span text:style-name="T1">/</text:span><text:span text:style-name="T3">个人</text:span></text:p>
      <text:p text:style-name="P35"><text:span text:style-name="T1"><text:tab/><text:tab/><text:tab/><text:tab/>字段名称_</text:span><text:span text:style-name="T11">14</text:span><text:span text:style-name="T1">:</text:span><text:span text:style-name="T68">失业保险</text:span><text:span text:style-name="T1">/</text:span><text:span text:style-name="T3">计费工资</text:span></text:p>
      <text:p text:style-name="P35"><text:span text:style-name="T1"><text:tab/><text:tab/><text:tab/><text:tab/>字段名称_</text:span><text:span text:style-name="T11">15</text:span><text:span text:style-name="T1">:</text:span><text:span text:style-name="T68">失业保险</text:span><text:span text:style-name="T3">/单位</text:span></text:p>
      <text:p text:style-name="P35"><text:span text:style-name="T1"><text:tab/><text:tab/><text:tab/><text:tab/>字段名称_</text:span><text:span text:style-name="T11">16</text:span><text:span text:style-name="T1">:</text:span><text:span text:style-name="T68">失业保险</text:span><text:span text:style-name="T1">/</text:span><text:span text:style-name="T4">个人</text:span></text:p>
      <text:p text:style-name="P35"><text:span text:style-name="T30"><text:tab/><text:tab/><text:tab/><text:tab/>字段名称_</text:span><text:span text:style-name="T31">1</text:span><text:span text:style-name="T32">7</text:span><text:span text:style-name="T33">:</text:span><text:span text:style-name="T51">职</text:span><text:span text:style-name="T68">工社会医疗保险</text:span><text:span text:style-name="T30">/</text:span><text:span text:style-name="T38">计费工资</text:span></text:p>
      <text:p text:style-name="P27"><text:span text:style-name="T15"><text:tab/><text:tab/><text:tab/><text:tab/>字段名称_</text:span><text:span text:style-name="T16">1</text:span><text:span text:style-name="T18">8</text:span><text:span text:style-name="T15">:</text:span><text:span text:style-name="T55">职</text:span><text:span text:style-name="T54">工社会医疗保险</text:span><text:span text:style-name="T15">/</text:span><text:span text:style-name="T54">单位</text:span></text:p>
      <text:p text:style-name="P27"><text:span text:style-name="T17"><text:tab/><text:tab/><text:tab/><text:tab/></text:span><text:span text:style-name="T19">字段名称_</text:span><text:span text:style-name="T21">19</text:span><text:span text:style-name="T20">:</text:span><text:span text:style-name="T58">职</text:span><text:span text:style-name="T59">工社会医疗保险</text:span><text:span text:style-name="T19">/</text:span><text:span text:style-name="T60">个人</text:span></text:p>
      <text:p text:style-name="P46"><text:span text:style-name="T12"><text:tab/><text:tab/><text:tab/><text:tab/>字段名称_20:</text:span><text:span text:style-name="T50">职</text:span><text:span text:style-name="T68">工重大疾病医疗补助</text:span><text:span text:style-name="T25">/</text:span><text:span text:style-name="T41">计费工资</text:span></text:p>
      <text:p text:style-name="P30"><text:span text:style-name="T65"><text:tab/><text:tab/><text:tab/><text:tab/>字段名称_21:</text:span><text:span text:style-name="T50">职</text:span><text:span text:style-name="T69">工重大疾病医疗补助</text:span><text:span text:style-name="T14">/</text:span><text:span text:style-name="T50">单位</text:span></text:p>
      <text:p text:style-name="P30"><text:span text:style-name="T65"><text:tab/><text:tab/><text:tab/><text:tab/>字段名称_22:</text:span><text:span text:style-name="T50">职</text:span><text:span text:style-name="T49">工重大疾病医疗补助 /</text:span><text:span text:style-name="T52">个人</text:span></text:p>
      <text:p text:style-name="P35"><text:span text:style-name="T12"><text:tab/><text:tab/><text:tab/><text:tab/>字段名称_23:</text:span><text:span text:style-name="T49">生</text:span><text:span text:style-name="T68">育保险</text:span><text:span text:style-name="T24">/</text:span><text:span text:style-name="T42">计费工资</text:span></text:p>
      <text:p text:style-name="P35"><text:span text:style-name="T12"><text:tab/><text:tab/><text:tab/><text:tab/>字段名称_</text:span><text:span text:style-name="T13">24</text:span><text:span text:style-name="T12">:</text:span><text:span text:style-name="T68">生育保险</text:span><text:span text:style-name="T12">/</text:span><text:span text:style-name="T43">单位</text:span><text:bookmark-start text:name="__DdeLink__2992_143907274412"/></text:p>
      <text:p text:style-name="P35"><text:span text:style-name="T24"><text:tab/><text:tab/><text:tab/><text:tab/>字段名称_</text:span><text:span text:style-name="T26">2</text:span><text:span text:style-name="T27">5</text:span><text:span text:style-name="T24">:</text:span><text:bookmark-end text:name="__DdeLink__2992_143907274412"/><text:span text:style-name="T48">生</text:span><text:span text:style-name="T68">育保险/个人</text:span></text:p>
      <text:p text:style-name="P35"><text:span text:style-name="T24"><text:tab/><text:tab/><text:tab/><text:tab/>字段名称_</text:span><text:span text:style-name="T28">2</text:span><text:span text:style-name="T27">6</text:span><text:span text:style-name="T24">:</text:span><text:span text:style-name="T48">单</text:span><text:span text:style-name="T68">位合计</text:span></text:p>
      <text:p text:style-name="P20"><text:tab/><text:tab/><text:tab/><text:tab/>字段名称_<text:span text:style-name="T66">27</text:span>:<text:span text:style-name="T22">个人合计</text:span></text:p>
      <text:p text:style-name="P20"><text:span text:style-name="T34"><text:tab/><text:tab/><text:tab/><text:tab/>字段名称_</text:span><text:span text:style-name="T63">28</text:span><text:span text:style-name="T34">:</text:span><text:span text:style-name="T64">应缴金额</text:span></text:p>
      <text:p text:style-name="P14"/>
      <text:p text:style-name="P6"><text:span text:style-name="T34"><text:tab/><text:tab/><text:tab/></text:span><text:span text:style-name="T35">功能名称_</text:span><text:span text:style-name="T36">６</text:span><text:span text:style-name="T35">:导出 功能类型:　导出</text:span></text:p>
      <text:p text:style-name="P14"/>
      <text:p text:style-name="P12"/>
      <text:p text:style-name="P1"><text:tab/><text:tab/>导航名_2:汇总</text:p>
      <text:p text:style-name="P1"/>
      <text:p text:style-name="P1"><text:tab/><text:tab/><text:tab/>功能名称_1:个人</text:p>
      <text:p text:style-name="P9"><text:tab/><text:tab/><text:tab/><text:tab/><text:span text:style-name="T1">字段名称_1:</text:span><text:span text:style-name="T6">开始时间</text:span></text:p>
      <text:p text:style-name="P21"><text:tab/><text:tab/><text:tab/><text:tab/>字段名称_2:结束时间</text:p>
      <text:p text:style-name="P53"><text:tab/><text:tab/><text:tab/><text:tab/>字段名称_<text:span text:style-name="T86">3</text:span>:姓名</text:p>
      <text:p text:style-name="P21"><text:tab/><text:tab/><text:tab/><text:tab/>字段名称_<text:span text:style-name="T86">4</text:span>:个人合计</text:p>
      <text:p text:style-name="P52"><text:tab/><text:tab/><text:tab/><text:tab/>字段名称_<text:span text:style-name="T86">5</text:span>:<text:span text:style-name="T48">单</text:span><text:span text:style-name="T68">位合计</text:span></text:p>
      <text:p text:style-name="P52"><text:tab/><text:tab/><text:tab/><text:tab/>字段名称_<text:span text:style-name="T86">6</text:span>:<text:span text:style-name="T23">应缴金额</text:span></text:p>
      <text:p text:style-name="P21"><text:tab/><text:tab/><text:tab/><text:tab/></text:p>
      <text:p text:style-name="P51"><text:tab/><text:tab/><text:tab/>开始时间（时间选择框，格式“<text:span text:style-name="T84">2017-12</text:span>”）；结束时间（时间选择框，格式“<text:span text:style-name="T84">2017-12</text:span>”）；名字（文本框，可选）</text:p>
      <text:p text:style-name="P22"><text:tab/><text:tab/></text:p>
      <text:p text:style-name="P41"><text:tab/><text:tab/><text:tab/>功能名称_<text:span text:style-name="T75">2</text:span>:部门</text:p>
      <text:p text:style-name="P56"><text:tab/><text:tab/><text:tab/><text:tab/><text:span text:style-name="T1">字段名称_1:</text:span><text:span text:style-name="T6">开始时间</text:span></text:p>
      <text:p text:style-name="P53"><text:tab/><text:tab/><text:tab/><text:tab/>字段名称_2:结束时间</text:p>
      <text:p text:style-name="P53"><text:tab/><text:tab/><text:tab/><text:tab/>字段名称_<text:span text:style-name="T86">3</text:span>:部门</text:p>
      <text:p text:style-name="P53"><text:tab/><text:tab/><text:tab/><text:tab/>字段名称_<text:span text:style-name="T86">4</text:span>:个人合计</text:p>
      <text:p text:style-name="P53"><text:tab/><text:tab/><text:tab/><text:tab/>字段名称_<text:span text:style-name="T86">5</text:span>:<text:span text:style-name="T48">单</text:span><text:span text:style-name="T68">位合计</text:span></text:p>
      <text:p text:style-name="P53"><text:span text:style-name="T6"><text:tab/><text:tab/><text:tab/><text:tab/>字段名称_</text:span><text:span text:style-name="T86">6</text:span><text:span text:style-name="T6">:</text:span><text:span text:style-name="T23">应缴金额</text:span></text:p>
      <text:p text:style-name="P51"><text:tab/><text:tab/><text:tab/>条件：开始时间（时间选择框，格式“<text:span text:style-name="T84">2017-12</text:span>”）；结束时间（时间选择框，格式“<text:span text:style-name="T84">2017-12</text:span>”）；部门（文本框，可选）<text:tab/><text:tab/></text:p>
      <text:p text:style-name="P22"/>
      <text:p text:style-name="P41"><text:tab/><text:tab/><text:tab/>功能名称_３:地区</text:p>
      <text:p text:style-name="P56"><text:tab/><text:tab/><text:tab/><text:tab/><text:span text:style-name="T1">字段名称_1:</text:span><text:span text:style-name="T6">开始时间</text:span></text:p>
      <text:p text:style-name="P53"><text:tab/><text:tab/><text:tab/><text:tab/>字段名称_2:结束时间</text:p>
      <text:p text:style-name="P53"><text:tab/><text:tab/><text:tab/><text:tab/>字段名称_<text:span text:style-name="T86">3</text:span>:地区</text:p>
      <text:p text:style-name="P53"><text:tab/><text:tab/><text:tab/><text:tab/>字段名称_<text:span text:style-name="T86">4</text:span>:个人合计</text:p>
      <text:p text:style-name="P53"><text:tab/><text:tab/><text:tab/><text:tab/>字段名称_<text:span text:style-name="T86">5</text:span>:<text:span text:style-name="T48">单</text:span><text:span text:style-name="T68">位合计</text:span></text:p>
      <text:p text:style-name="P53"><text:span text:style-name="T6"><text:tab/><text:tab/><text:tab/><text:tab/>字段名称_</text:span><text:span text:style-name="T86">6</text:span><text:span text:style-name="T6">:</text:span><text:span text:style-name="T23">应缴金额</text:span></text:p>
      <text:p text:style-name="P51"><text:tab/><text:tab/><text:tab/>开始时间（时间选择框，格式“<text:span text:style-name="T84">2017-12</text:span>”）；结束时间（时间选择框，格式“<text:span text:style-name="T84">2017-12</text:span>”）；地<text:soft-page-break/>区（文本框，可选）<text:tab/><text:tab/></text:p>
      <text:p text:style-name="P1"><text:tab/><text:tab/><text:tab/></text:p>
      <text:p text:style-name="P1"><text:tab/><text:tab/><text:tab/></text:p>
      <text:p text:style-name="P1"><text:tab/><text:tab/>导航名_3:图表</text:p>
      <text:p text:style-name="P1"/>
      <text:p text:style-name="P55"><text:tab/><text:tab/><text:tab/>功能名称_1:个人</text:p>
      <text:p text:style-name="P55"><text:tab/><text:tab/><text:tab/><text:tab/></text:p>
      <text:p text:style-name="P48"><text:tab/><text:tab/><text:tab/>条件：开始时间（时间选择框，格式“<text:span text:style-name="T84">2017-12</text:span>”）；结束时间（时间选择框，格式“<text:span text:style-name="T84">2017-12</text:span>”）；名字（文本框，可选）<text:tab/></text:p>
      <text:p text:style-name="P48"><text:tab/><text:tab/><text:tab/></text:p>
      <text:p text:style-name="P48"><text:tab/><text:tab/></text:p>
      <text:p text:style-name="P59"><text:tab/><text:tab/><text:tab/>功能名称_<text:span text:style-name="T75">2</text:span>:部门</text:p>
      <text:p text:style-name="P55"><text:tab/><text:tab/><text:tab/><text:tab/></text:p>
      <text:p text:style-name="P50"><text:tab/><text:tab/><text:tab/>条件：开始时间（时间选择框，格式“<text:span text:style-name="T84">2017-12</text:span>”）；结束时间（时间选择框，格式“<text:span text:style-name="T84">2017-12</text:span>”）；部门（文本框，可选）<text:tab/><text:tab/></text:p>
      <text:p text:style-name="P48"/>
      <text:p text:style-name="P59"><text:tab/><text:tab/><text:tab/>功能名称_３:地区</text:p>
      <text:p text:style-name="P55"><text:tab/><text:tab/><text:tab/><text:tab/></text:p>
      <text:p text:style-name="P50"><text:tab/><text:tab/><text:tab/>开始时间（时间选择框，格式“<text:span text:style-name="T84">2017-12</text:span>”）；结束时间（时间选择框，格式“<text:span text:style-name="T84">2017-12</text:span>”）；地区（文本框，可选）</text:p>
      <text:p text:style-name="P1"/>
      <text:p text:style-name="P1"><text:tab/><text:tab/><text:tab/></text:p>
      <text:p text:style-name="P43"/>
      <text:p text:style-name="P39"><text:tab/><text:tab/>导航名_<text:span text:style-name="T75">4:生成记账凭证</text:span></text:p>
      <text:p text:style-name="P58"/>
      <text:p text:style-name="P42"><text:tab/><text:tab/><text:tab/>功能名称_<text:span text:style-name="T77">1</text:span>:列表</text:p>
      <text:p text:style-name="P10"><text:tab/><text:tab/><text:tab/><text:tab/><text:span text:style-name="T1">字段名称_1:</text:span><text:span text:style-name="T6">税费所属时期</text:span></text:p>
      <text:p text:style-name="P23"><text:tab/><text:tab/><text:tab/><text:tab/>字段名称_2:纳税人名称</text:p>
      <text:p text:style-name="P23"><text:tab/><text:tab/><text:tab/><text:tab/>字段名称_3:单位社保号</text:p>
      <text:p text:style-name="P23"><text:tab/><text:tab/><text:tab/><text:tab/>字段名称_<text:span text:style-name="T67">4</text:span>:姓名</text:p>
      <text:p text:style-name="P24"><text:tab/><text:tab/><text:tab/><text:tab/>字段名称_<text:span text:style-name="T67">5</text:span>:身份证明号码</text:p>
      <text:p text:style-name="P23"><text:tab/><text:tab/><text:tab/><text:tab/>字段名称_<text:span text:style-name="T67">6</text:span>:证件名称</text:p>
      <text:p text:style-name="P38"><text:span text:style-name="T1"><text:tab/><text:tab/><text:tab/><text:tab/>字段名称_</text:span><text:span text:style-name="T9">7</text:span><text:span text:style-name="T1">:个人社保号</text:span></text:p>
      <text:p text:style-name="P38"><text:span text:style-name="T24"><text:tab/><text:tab/><text:tab/><text:tab/>字段名称_</text:span><text:span text:style-name="T29">8</text:span><text:span text:style-name="T24">:</text:span><text:span text:style-name="T48">单</text:span><text:span text:style-name="T68">位合计</text:span></text:p>
      <text:p text:style-name="P23"><text:tab/><text:tab/><text:tab/><text:tab/>字段名称_<text:span text:style-name="T74">9</text:span>:<text:span text:style-name="T22">个人合计</text:span></text:p>
      <text:p text:style-name="P23"><text:tab/><text:tab/><text:tab/><text:tab/>字段名称_<text:span text:style-name="T74">10</text:span>:<text:span text:style-name="T23">应缴金额</text:span></text:p>
      <text:p text:style-name="P23"><text:tab/><text:tab/><text:tab/><text:tab/>字段名称_<text:span text:style-name="T74">11</text:span>:部门</text:p>
      <text:p text:style-name="P23"><text:tab/><text:tab/><text:tab/><text:tab/><text:span text:style-name="T83">字段名称_</text:span><text:span text:style-name="T80">12</text:span><text:span text:style-name="T83">:确认缴费</text:span><text:span text:style-name="T82">　（按钮）</text:span></text:p>
      <text:p text:style-name="P47"><text:tab/><text:tab/><text:tab/>条件：年份（时间选择框，格式“<text:span text:style-name="T85">2017</text:span>”,必填）；月份（时间选择框，格式“<text:span text:style-name="T85">12</text:span>”，必填）；部门（文本框，必填）<text:tab/><text:tab/></text:p>
      <text:p text:style-name="P23"/>
      <text:p text:style-name="P4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0:42:13.101087016</dc:date>
    <meta:editing-duration>PT4H20M42S</meta:editing-duration>
    <meta:editing-cycles>64</meta:editing-cycles>
    <meta:generator>LibreOffice/5.1.6.2.0$Linux_X86_64 LibreOffice_project/10$Build-2</meta:generator>
    <meta:document-statistic meta:table-count="0" meta:image-count="0" meta:object-count="0" meta:page-count="4" meta:paragraph-count="188" meta:word-count="2834" meta:character-count="4261" meta:non-whitespace-character-count="3339"/>
  </office:meta>
</office:document-meta>
</file>